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A mettre dans le rapport :<text:s/></text:p>
      <text:p text:style-name="Normal"/>
      <text:p text:style-name="Normal">Intro : Un problème notable dans l’apprentissage supervisé est la labélisation d’un grand nombre de données afin d’entraîner un modèle. En effet, Il arrive souvent que le nombre de données labelisées soit dérisoire comparément aux données dont l’on dispose au total. Les algorithmes de clusterisation non-supervisé peuvent alors permettre de résoudre ce problème, pourvu que nous puissions identifier correctement les clusters aux étiquettes de classe. Dans ce cas, il suffirait alors de s’assurer de la bonne représentation du modèle des différentes classes, et d’apposer aux données des clusters les étiquettes de classe issue de l’association cluster/classe.</text:p>
      <text:p text:style-name="Normal"><text:s/>Dans ce projet, nous proposons d’appliquer l’algorithme hongrois à ce problème. L’algorithme hongrois est un programme qui permet de trouver la meilleure association entre N agents et N tâches à l’aide de poids associés aux arrêtes entre agents et tâches. En pratique, il existe (2<text:s/>parmi<text:s/>N) poids d’’arrête et N ! façons différentes d’associer les agents aux tâches. La recherche de l’optimum des associations peut donc être pénible et utiliser l’algorithme hongrois permet de résoudre en partie ce problème.<text:s/>Il repose sur une recherche du poids d’arrête minimal dans une matrice de coût qui contiendrait tous les poids des arrêtes entre agents et tâches (dans notre cas, entre cluster et classe). Cette recherche est effectuée en ligne en recherchant pour chacune le coefficient minimal, puis de même en colonne. De cette manière, chaque ligne (=cluster par exemple) trouve sa classe la plus adaptée. Nous parlerons plus tard du déroulement de l’algorithme et de la gestion des optimums égaux en coût. On note que la complexité théorique de cet algorithme est de N**3 ou N**4 dépendamment de la manière dont on l’effectue, ce qui est en pratique plus rapide que N ! dans le cas où l’on vérifierait chaque association possible et on assignerait la meilleure, par exemple en choisissant le cluster assigné à une classe en utilisant la proportion maximale de toutes les classes dans ce cluster (ou inversement).</text:p>
      <text:p text:style-name="Normal">Pour construire la matrice de coût, nous choisissons plusieurs méthodes que nous évaluerons par la suite. Parmi celles-ci, un simple comptage des occurrences communes d’un couple classe/cluster et la distance euclidienne entre clusters et classe, calculée grâce à la moyenne en les variables des deux entités.<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uré</meta:initial-creator>
    <dc:creator>Auré</dc:creator>
    <meta:creation-date>2024-03-29T08:49:00Z</meta:creation-date>
    <dc:date>2024-03-29T09:09:00Z</dc:date>
    <meta:template xlink:href="Normal" xlink:type="simple"/>
    <meta:editing-cycles>1</meta:editing-cycles>
    <meta:editing-duration>PT0S</meta:editing-duration>
    <meta:document-statistic meta:page-count="1" meta:paragraph-count="4" meta:word-count="371" meta:character-count="2409" meta:row-count="17" meta:non-whitespace-character-count="2042"/>
  </office:meta>
</office:document-meta>
</file>